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normal" officeooo:rsid="000de454" officeooo:paragraph-rsid="000de454" style:font-size-asian="13.1000003814697pt" style:font-weight-asian="normal" style:font-size-complex="15pt" style:font-weight-complex="normal"/>
    </style:style>
    <style:style style:name="P2" style:family="paragraph" style:parent-style-name="Standard">
      <style:paragraph-properties fo:text-align="center" style:justify-single-word="false"/>
      <style:text-properties fo:font-size="15pt" fo:font-weight="normal" officeooo:rsid="000de454" officeooo:paragraph-rsid="000de454"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0de454" officeooo:paragraph-rsid="000de454" style:font-size-asian="13.1000003814697pt" style:font-weight-asian="normal" style:font-size-complex="15pt" style:font-weight-complex="normal"/>
    </style:style>
    <style:style style:name="P4" style:family="paragraph" style:parent-style-name="Standard">
      <style:paragraph-properties fo:text-align="center" style:justify-single-word="false"/>
      <style:text-properties fo:font-size="15pt" fo:font-style="italic" fo:font-weight="bold" officeooo:rsid="000de454" officeooo:paragraph-rsid="000de454" style:font-size-asian="13.1000003814697pt" style:font-style-asian="italic" style:font-weight-asian="bold" style:font-size-complex="15pt" style:font-style-complex="italic" style:font-weight-complex="bold"/>
    </style:style>
    <style:style style:name="P5" style:family="paragraph" style:parent-style-name="Standard">
      <style:paragraph-properties fo:text-align="start" style:justify-single-word="false"/>
      <style:text-properties fo:font-size="15pt" fo:font-style="italic" fo:font-weight="normal" officeooo:rsid="000de454" officeooo:paragraph-rsid="000de454"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fo:font-size="15pt" style:text-underline-style="none" fo:font-weight="normal" officeooo:rsid="001126e0" officeooo:paragraph-rsid="001126e0" style:font-size-asian="13.1000003814697pt" style:font-weight-asian="normal" style:font-size-complex="15pt" style:font-weight-complex="normal"/>
    </style:style>
    <style:style style:name="P7" style:family="paragraph" style:parent-style-name="Standard">
      <style:paragraph-properties fo:text-align="justify" style:justify-single-word="false"/>
      <style:text-properties fo:font-size="15pt" style:text-underline-style="none" fo:font-weight="normal" officeooo:rsid="001126e0" officeooo:paragraph-rsid="001126e0"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style:text-underline-style="none" fo:font-weight="normal" officeooo:rsid="00162ce8" officeooo:paragraph-rsid="00162ce8"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style:text-underline-style="none" fo:font-weight="normal" officeooo:rsid="00162ce8" officeooo:paragraph-rsid="001c277e"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162ce8" officeooo:paragraph-rsid="001e048b"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162ce8" officeooo:paragraph-rsid="002412ab"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2412ab" officeooo:paragraph-rsid="002412ab"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style:text-underline-style="none" fo:font-weight="normal" officeooo:rsid="002412ab" officeooo:paragraph-rsid="0025ea7d"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style:text-underline-style="none" fo:font-weight="normal" officeooo:rsid="0025ea7d" officeooo:paragraph-rsid="0025ea7d"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style:text-underline-style="none" fo:font-weight="normal" officeooo:rsid="0026fa1a" officeooo:paragraph-rsid="0026fa1a"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style:text-underline-style="none" fo:font-weight="normal" officeooo:rsid="0028c0bf" officeooo:paragraph-rsid="0028c0bf"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font-size="15pt" style:text-underline-style="none" fo:font-weight="normal" officeooo:rsid="002baa95" officeooo:paragraph-rsid="002baa95"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style:text-underline-style="solid" style:text-underline-width="auto" style:text-underline-color="font-color" fo:font-weight="bold" officeooo:rsid="001ebdb0" officeooo:paragraph-rsid="001ebdb0"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fo:font-size="15pt" style:text-underline-style="solid" style:text-underline-width="auto" style:text-underline-color="font-color" fo:font-weight="bold" officeooo:rsid="001f1443" officeooo:paragraph-rsid="001f1443"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fo:font-size="15pt" style:text-underline-style="solid" style:text-underline-width="auto" style:text-underline-color="font-color" fo:font-weight="bold" officeooo:rsid="002412ab" officeooo:paragraph-rsid="002412ab"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size="15pt" style:text-underline-style="solid" style:text-underline-width="auto" style:text-underline-color="font-color" fo:font-weight="bold" officeooo:rsid="0028c0bf" officeooo:paragraph-rsid="0028c0bf"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size="15pt" style:text-underline-style="solid" style:text-underline-width="auto" style:text-underline-color="font-color" fo:font-weight="bold" officeooo:rsid="002a4ecf" officeooo:paragraph-rsid="002a4ecf"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fo:font-size="15pt" style:text-underline-style="solid" style:text-underline-width="auto" style:text-underline-color="font-color" fo:font-weight="bold" officeooo:rsid="002baa95" officeooo:paragraph-rsid="002baa95"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fo:font-size="15pt" style:text-underline-style="solid" style:text-underline-width="auto" style:text-underline-color="font-color" fo:font-weight="bold" officeooo:rsid="002d29f2" officeooo:paragraph-rsid="002d29f2" style:font-size-asian="13.1000003814697pt" style:font-weight-asian="bold" style:font-size-complex="15pt" style:font-weight-complex="bold"/>
    </style:style>
    <style:style style:name="P25" style:family="paragraph" style:parent-style-name="Standard">
      <style:paragraph-properties fo:text-align="center" style:justify-single-word="false"/>
      <style:text-properties fo:font-size="20pt" fo:font-weight="bold" officeooo:rsid="000de454" officeooo:paragraph-rsid="000de454" style:font-size-asian="20pt" style:font-weight-asian="bold" style:font-size-complex="20pt" style:font-weight-complex="bold"/>
    </style:style>
    <style:style style:name="P26"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2d29f2" officeooo:paragraph-rsid="002d29f2"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2e7d5a" officeooo:paragraph-rsid="002e7d5a" style:font-size-asian="13.1000003814697pt" style:font-style-asian="normal" style:font-weight-asian="normal" style:font-size-complex="15pt" style:font-style-complex="normal" style:font-weight-complex="normal"/>
    </style:style>
    <style:style style:name="P28"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2e7d5a" officeooo:paragraph-rsid="00302868" style:font-size-asian="13.1000003814697pt" style:font-style-asian="normal" style:font-weight-asian="normal" style:font-size-complex="15pt" style:font-style-complex="normal" style:font-weight-complex="normal"/>
    </style:style>
    <style:style style:name="P29"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302868" officeooo:paragraph-rsid="00302868" style:font-size-asian="13.1000003814697pt" style:font-style-asian="normal" style:font-weight-asian="normal" style:font-size-complex="15pt" style:font-style-complex="normal" style:font-weight-complex="normal"/>
    </style:style>
    <style:style style:name="P30" style:family="paragraph" style:parent-style-name="Standard">
      <style:paragraph-properties fo:text-align="start" style:justify-single-word="false"/>
      <style:text-properties style:text-line-through-style="none" style:text-line-through-type="none" fo:font-size="15pt" fo:font-style="normal" style:text-underline-style="none" fo:font-weight="normal" officeooo:rsid="003230bb" officeooo:paragraph-rsid="003230bb" style:font-size-asian="13.1000003814697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style:text-line-through-style="none" style:text-line-through-type="none" fo:font-size="15pt" fo:font-style="normal" style:text-underline-style="solid" style:text-underline-width="auto" style:text-underline-color="font-color" fo:font-weight="bold" officeooo:rsid="002e7d5a" officeooo:paragraph-rsid="002e7d5a" style:font-size-asian="13.1000003814697pt" style:font-style-asian="normal" style:font-weight-asian="bold" style:font-size-complex="15pt" style:font-style-complex="normal" style:font-weight-complex="bold"/>
    </style:style>
    <style:style style:name="T1" style:family="text">
      <style:text-properties style:text-underline-style="solid" style:text-underline-width="auto" style:text-underline-color="font-color" fo:font-weight="bold" officeooo:rsid="00108910" style:font-weight-asian="bold" style:font-weight-complex="bold"/>
    </style:style>
    <style:style style:name="T2" style:family="text">
      <style:text-properties style:text-underline-style="solid" style:text-underline-width="auto" style:text-underline-color="font-color" fo:font-weight="bold" officeooo:rsid="001463ee" style:font-weight-asian="bold" style:font-weight-complex="bold"/>
    </style:style>
    <style:style style:name="T3" style:family="text">
      <style:text-properties style:text-underline-style="solid" style:text-underline-width="auto" style:text-underline-color="font-color" fo:font-weight="bold" officeooo:rsid="00162ce8" style:font-weight-asian="bold" style:font-weight-complex="bold"/>
    </style:style>
    <style:style style:name="T4" style:family="text">
      <style:text-properties style:text-underline-style="solid" style:text-underline-width="auto" style:text-underline-color="font-color" fo:font-weight="bold" officeooo:rsid="001ebdb0" style:font-weight-asian="bold" style:font-weight-complex="bold"/>
    </style:style>
    <style:style style:name="T5" style:family="text">
      <style:text-properties style:text-underline-style="none" officeooo:rsid="00108910"/>
    </style:style>
    <style:style style:name="T6" style:family="text">
      <style:text-properties style:text-underline-style="none" fo:font-weight="normal" style:font-weight-asian="normal" style:font-weight-complex="normal"/>
    </style:style>
    <style:style style:name="T7" style:family="text">
      <style:text-properties officeooo:rsid="00125995"/>
    </style:style>
    <style:style style:name="T8" style:family="text">
      <style:text-properties officeooo:rsid="0013f04d"/>
    </style:style>
    <style:style style:name="T9" style:family="text">
      <style:text-properties officeooo:rsid="001463ee"/>
    </style:style>
    <style:style style:name="T10" style:family="text">
      <style:text-properties officeooo:rsid="0016e4ba"/>
    </style:style>
    <style:style style:name="T11" style:family="text">
      <style:text-properties officeooo:rsid="001c277e"/>
    </style:style>
    <style:style style:name="T12" style:family="text">
      <style:text-properties officeooo:rsid="001d0937"/>
    </style:style>
    <style:style style:name="T13" style:family="text">
      <style:text-properties officeooo:rsid="001e048b"/>
    </style:style>
    <style:style style:name="T14" style:family="text">
      <style:text-properties officeooo:rsid="001ebdb0"/>
    </style:style>
    <style:style style:name="T15" style:family="text">
      <style:text-properties officeooo:rsid="001f1443"/>
    </style:style>
    <style:style style:name="T16" style:family="text">
      <style:text-properties officeooo:rsid="00206dab"/>
    </style:style>
    <style:style style:name="T17" style:family="text">
      <style:text-properties officeooo:rsid="0020e374"/>
    </style:style>
    <style:style style:name="T18" style:family="text">
      <style:text-properties officeooo:rsid="00212c76"/>
    </style:style>
    <style:style style:name="T19" style:family="text">
      <style:text-properties officeooo:rsid="00231951"/>
    </style:style>
    <style:style style:name="T20" style:family="text">
      <style:text-properties officeooo:rsid="002412ab"/>
    </style:style>
    <style:style style:name="T21" style:family="text">
      <style:text-properties officeooo:rsid="0025ea7d"/>
    </style:style>
    <style:style style:name="T22" style:family="text">
      <style:text-properties officeooo:rsid="0026fa1a"/>
    </style:style>
    <style:style style:name="T23" style:family="text">
      <style:text-properties officeooo:rsid="0028c0bf"/>
    </style:style>
    <style:style style:name="T24" style:family="text">
      <style:text-properties officeooo:rsid="002d29f2"/>
    </style:style>
    <style:style style:name="T25" style:family="text">
      <style:text-properties officeooo:rsid="002e7d5a"/>
    </style:style>
    <style:style style:name="T26" style:family="text">
      <style:text-properties officeooo:rsid="00317ada"/>
    </style:style>
    <style:style style:name="T27" style:family="text">
      <style:text-properties officeooo:rsid="0035e78a"/>
    </style:style>
    <style:style style:name="T28" style:family="text">
      <style:text-properties officeooo:rsid="0038adfc"/>
    </style:style>
    <style:style style:name="T29" style:family="text">
      <style:text-properties officeooo:rsid="00396c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Rouzade Ambre, </text:p>
      <text:p text:style-name="P5">Razafimahefa Mihaja</text:p>
      <text:p text:style-name="P1"/>
      <text:p text:style-name="P1"/>
      <text:p text:style-name="P25">Rapport BAC 2022</text:p>
      <text:p text:style-name="P25"/>
      <text:p text:style-name="P25"/>
      <text:p text:style-name="P2"/>
      <text:p text:style-name="P21">I. Travail</text:p>
      <text:p text:style-name="P1"><text:span text:style-name="T5"><text:tab/></text:span><text:span text:style-name="T1">I.</text:span><text:span text:style-name="T3">1 </text:span><text:span text:style-name="T1">Organisation du travail</text:span></text:p>
      <text:p text:style-name="P1"><text:span text:style-name="T1"/></text:p>
      <text:p text:style-name="P7"><text:tab/>Le travail s’est organisé en 2 étapes. </text:p>
      <text:p text:style-name="P7">La première a été la modélisation du problème (un logiciel de réservation de salle de cours). <text:span text:style-name="T7">Nous avons donc passé 1 semaine à réfléchir ensemble aux différentes structures de données utiles, leurs opérations et comment les articuler pour obtenir le résultat souhaité. </text:span><text:span text:style-name="T8">Nous avons constitué des TADs et imaginé l’interface.</text:span></text:p>
      <text:p text:style-name="P6"/>
      <text:p text:style-name="P6"/>
      <text:p text:style-name="P6">//<text:span text:style-name="T8">inclure les TAD</text:span></text:p>
      <text:p text:style-name="P6"/>
      <text:p text:style-name="P6"/>
      <text:p text:style-name="P6"/>
      <text:p text:style-name="P6"><text:span text:style-name="T9"><text:tab/></text:span><text:span text:style-name="T2">I.</text:span><text:span text:style-name="T3">2 </text:span><text:span text:style-name="T2">Répartition du travail </text:span><text:span text:style-name="T4">et mode de fonctionnement</text:span></text:p>
      <text:p text:style-name="P6"><text:span text:style-name="T2"/></text:p>
      <text:p text:style-name="P9"><text:tab/>Nous nous sommes répartis le travail en fonction de <text:span text:style-name="T10">nos préférences mais nous avons </text:span><text:span text:style-name="T11">toujours regardé ce que faisait l’autre et mis en commun. </text:span></text:p>
      <text:p text:style-name="P10"><text:span text:style-name="T11">Mihaja s’est occupé de la recherche des librairies, des Json et des tests unitaires. </text:span><text:span text:style-name="T12">Tandis que </text:span><text:span text:style-name="T11">Ambre </text:span><text:span text:style-name="T12">s’est concentré </text:span><text:span text:style-name="T13">sur les modules des structures</text:span><text:span text:style-name="T11">.</text:span></text:p>
      <text:p text:style-name="P10"/>
      <text:p text:style-name="P10"><text:tab/><text:span text:style-name="T13">Nous avons mis en place un repertoire github pour se partager nos avancées (//mettre le lien du github). Nous avons </text:span><text:span text:style-name="T14">créé des branches (devMihaja et devAmbre) pour ne pas faire de merge conflict. Nous faisons des mises en commun de nos branches sur une autre « feature » pour nous permettre de coder sans s’empiéter.</text:span></text:p>
      <text:p text:style-name="P10"><text:tab/></text:p>
      <text:p text:style-name="P10"><text:span text:style-name="T11"><text:s/></text:span></text:p>
      <text:p text:style-name="P9"/>
      <text:p text:style-name="P9"/>
      <text:p text:style-name="P9"/>
      <text:p text:style-name="P9"><text:soft-page-break/></text:p>
      <text:p text:style-name="P22">II. Programme</text:p>
      <text:p text:style-name="P18"><text:span text:style-name="T6"><text:tab/></text:span><text:span text:style-name="T15">II.</text:span><text:span text:style-name="T19">1</text:span><text:span text:style-name="T15"> Structure du </text:span><text:span text:style-name="T16">programme</text:span></text:p>
      <text:p text:style-name="P19"/>
      <text:p text:style-name="P9"/>
      <text:p text:style-name="P8"><text:tab/><text:span text:style-name="T16">Le programme contient : </text:span></text:p>
      <text:p text:style-name="P8"/>
      <text:p text:style-name="P8">- <text:span text:style-name="T18">8</text:span><text:span text:style-name="T17"> modules contenant des </text:span><text:span text:style-name="T18">fichiers</text:span><text:span text:style-name="T17"> .h et .c </text:span><text:span text:style-name="T21">qui possèdent des getters, </text:span><text:span text:style-name="T22">des setters et des fonctions d’affichage.</text:span></text:p>
      <text:p text:style-name="P8"><text:s text:c="5"/><text:span text:style-name="T20">Types singuliers :</text:span></text:p>
      <text:p text:style-name="P8"><text:tab/>-<text:span text:style-name="T18">enseignant</text:span></text:p>
      <text:p text:style-name="P8"><text:tab/>-<text:span text:style-name="T18">horaire</text:span></text:p>
      <text:p text:style-name="P8"><text:tab/>-<text:span text:style-name="T18">salle</text:span></text:p>
      <text:p text:style-name="P8"><text:s text:c="5"/><text:span text:style-name="T20">Collection :</text:span></text:p>
      <text:p text:style-name="P8"><text:tab/>-<text:span text:style-name="T18">salles</text:span></text:p>
      <text:p text:style-name="P8"><text:tab/>-<text:span text:style-name="T18">formation</text:span></text:p>
      <text:p text:style-name="P11"><text:tab/>-<text:span text:style-name="T18">enseignants</text:span></text:p>
      <text:p text:style-name="P11"><text:tab/>-<text:span text:style-name="T18">creneau</text:span></text:p>
      <text:p text:style-name="P11"><text:s/></text:p>
      <text:p text:style-name="P11"><text:tab/>-<text:span text:style-name="T18">controle </text:span><text:span text:style-name="T24">(un peu comme un main)</text:span></text:p>
      <text:p text:style-name="P11"/>
      <text:p text:style-name="P8">-<text:span text:style-name="T18">2 makefile</text:span></text:p>
      <text:p text:style-name="P8">-<text:span text:style-name="T18">2 librairies : libjansson, libmodel</text:span></text:p>
      <text:p text:style-name="P8"/>
      <text:p text:style-name="P8"/>
      <text:p text:style-name="P8">//<text:span text:style-name="T27">expliquer les librairies ici</text:span></text:p>
      <text:p text:style-name="P8"/>
      <text:p text:style-name="P8"/>
      <text:p text:style-name="P8"/>
      <text:p text:style-name="P8"/>
      <text:p text:style-name="P20"><text:span text:style-name="T6"><text:tab/></text:span>II.2 Modèles</text:p>
      <text:p text:style-name="P20"/>
      <text:p text:style-name="P12">1. Enseignant</text:p>
      <text:p text:style-name="P12"/>
      <text:p text:style-name="P12"><text:tab/>Un enseignant contient un nom et une matière. Il possède un constructeur, des getters et setters et une fonction affiche.</text:p>
      <text:p text:style-name="P12"/>
      <text:p text:style-name="P12">2. Enseignants</text:p>
      <text:p text:style-name="P12"/>
      <text:p text:style-name="P12"><text:tab/><text:span text:style-name="T21">C’est une liste chaînée d’enseignant pour pouvoir ajouter et supprimer facilement les enseignants. </text:span></text:p>
      <text:p text:style-name="P12"/>
      <text:p text:style-name="P14"><text:soft-page-break/>3. Horaire</text:p>
      <text:p text:style-name="P14"/>
      <text:p text:style-name="P14"><text:tab/>Un horaire contient une heure de début et de fin <text:span text:style-name="T28">compris entre 8h et 20h.</text:span></text:p>
      <text:p text:style-name="P14"/>
      <text:p text:style-name="P14">4. Créneau</text:p>
      <text:p text:style-name="P14"/>
      <text:p text:style-name="P13"><text:tab/><text:span text:style-name="T21">Un créneau </text:span><text:span text:style-name="T22">contient un horaire, un enseignant et le nom d’une formation et d’une salle. C’est le cœur de notre projet. </text:span><text:span text:style-name="T29">Il permet de stocker au bon endroit toutes les informations importantes pour un enseignement précis.</text:span></text:p>
      <text:p text:style-name="P13"/>
      <text:p text:style-name="P15">5. Salle</text:p>
      <text:p text:style-name="P15"/>
      <text:p text:style-name="P15"><text:tab/>Une salle contient un nom et un emploi du temps (tableau de 24 créneau).</text:p>
      <text:p text:style-name="P15"/>
      <text:p text:style-name="P15">6.Salles</text:p>
      <text:p text:style-name="P15"/>
      <text:p text:style-name="P15"><text:tab/>C’est une liste chaînée de salle. C’est donc ce qui nous permet d’avoir un emploi du temps complet avec toutes les informations nécessaires. </text:p>
      <text:p text:style-name="P15"/>
      <text:p text:style-name="P15">7. Formation</text:p>
      <text:p text:style-name="P15"/>
      <text:p text:style-name="P15"><text:tab/>C’est une liste chaînée de 4 créneaux. <text:span text:style-name="T23">Elle peut nous permettre d’afficher l’emploi du temps en fonction de la formation.</text:span></text:p>
      <text:p text:style-name="P15"/>
      <text:p text:style-name="P16">8. Contrôle</text:p>
      <text:p text:style-name="P16"/>
      <text:p text:style-name="P16"><text:tab/>Contrôle est le module dans lequel on stocke les données durant l’ouverture de la session. Il contient donc la liste des enseignants, des salles (avec les créneaux) et des formations (3 maximum).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oft-page-break/>III. Mode d’emploi</text:p>
      <text:p text:style-name="P23"/>
      <text:p text:style-name="P17"><text:tab/>Il y a 2 profils différents pour utiliser le logiciel : </text:p>
      <text:p text:style-name="P17">-administrateur qui permet de modifier, ajouter et supprimer des cours (créneaux).</text:p>
      <text:p text:style-name="P17">-permet de consulter les informations (liste d’enseignants, <text:span text:style-name="T24">emploi du temps par enseignant, par salle, par formation.</text:span></text:p>
      <text:p text:style-name="P17"/>
      <text:p text:style-name="P17">//<text:span text:style-name="T24">mettre une photo du menu principal</text:span></text:p>
      <text:p text:style-name="P17"/>
      <text:p text:style-name="P24"><text:span text:style-name="T6"><text:tab/></text:span>III.1 profil visiteur</text:p>
      <text:p text:style-name="P24"/>
      <text:p text:style-name="P26"><text:tab/>Nous pouvons ici soit consulter un emploi du temps, soit une liste des enseignants avec leur matière. <text:span text:style-name="T25">Dans chaque menu ou visuel il y a la possibilité de revenir en arrière (quitter).</text:span></text:p>
      <text:p text:style-name="P26"/>
      <text:p text:style-name="P26">1. Consulter la liste</text:p>
      <text:p text:style-name="P26"/>
      <text:p text:style-name="P26">//mettre visuel liste enseignants</text:p>
      <text:p text:style-name="P26"/>
      <text:p text:style-name="P26">2.Consulter un emploi du temps</text:p>
      <text:p text:style-name="P26"/>
      <text:p text:style-name="P26"><text:tab/>21. Par Salle</text:p>
      <text:p text:style-name="P26"/>
      <text:p text:style-name="P26">On utilisera les fonctions de Salles et salle <text:span text:style-name="T25">notamment afficheSalles qui permet d’afficher comme ceci :</text:span></text:p>
      <text:p text:style-name="P27">C’est un peu l’emploi du temps global.</text:p>
      <text:p text:style-name="P26"/>
      <text:p text:style-name="P26">//</text:p>
      <text:p text:style-name="P26"/>
      <text:p text:style-name="P27"><text:tab/>22. Par Formation</text:p>
      <text:p text:style-name="P26"/>
      <text:p text:style-name="P27">La fonction afficheFormation permet d’afficher l’emploi du temps par formation (qu’on nommera à l’avance).</text:p>
      <text:p text:style-name="P27"/>
      <text:p text:style-name="P27"><text:tab/>23. Par Enseignant</text:p>
      <text:p text:style-name="P27"/>
      <text:p text:style-name="P27">Pour afficher l’emploi du temps par enseignant on parcours chaque salle (qui stocke les informations importantes) et affiche les créneaux qui correspondent à l’enseignant voulu.</text:p>
      <text:p text:style-name="P27"/>
      <text:p text:style-name="P27"/>
      <text:p text:style-name="P31"><text:soft-page-break/>III.2 mode administrateur</text:p>
      <text:p text:style-name="P31"/>
      <text:p text:style-name="P27"><text:tab/>Le mode administrateur se modèle d’une toute autre manière.</text:p>
      <text:p text:style-name="P27"/>
      <text:p text:style-name="P28">1. sécuriser</text:p>
      <text:p text:style-name="P27"><text:tab/>Nous devons sécuriser l’accès à la modification des données. Pour cela nous avons mis en place une « session » qui demande un mot de passe. Si il n’est pas bon nous pouvons réessayer ou revenir au menu principal.</text:p>
      <text:p text:style-name="P27"/>
      <text:p text:style-name="P27">//</text:p>
      <text:p text:style-name="P27"/>
      <text:p text:style-name="P28">2. annuler, modifier ou supprimer</text:p>
      <text:p text:style-name="P28"/>
      <text:p text:style-name="P29"><text:tab/>Une fois entré dans la face administrateur, nous faison face à ce visuel :</text:p>
      <text:p text:style-name="P29">possibilité de faire 3 actions et l’emploi du temps général (par salle).</text:p>
      <text:p text:style-name="P29"/>
      <text:p text:style-name="P29">//</text:p>
      <text:p text:style-name="P29"/>
      <text:p text:style-name="P29"><text:tab/>21. annuler un créneau</text:p>
      <text:p text:style-name="P29"/>
      <text:p text:style-name="P29">Nous affichons <text:span text:style-name="T26">à nouveau</text:span> l’emploi du temps global et demandons à l’utilisateur de choisir un créneau en écrivant les données de ce dernier dans un autre prédéfini.</text:p>
      <text:p text:style-name="P29">Nous cherchons ensuite le créneau et le supprimons.</text:p>
      <text:p text:style-name="P29"/>
      <text:p text:style-name="P29"><text:tab/>22. ajouter un créneau</text:p>
      <text:p text:style-name="P29"/>
      <text:p text:style-name="P29">Un peu comme pour annuler nous demandons à l’utilisateur de saisir les données qu’il veut ajouter dans un autre prédéfini. </text:p>
      <text:p text:style-name="P29"/>
      <text:p text:style-name="P29">D’abord l’horaire puis l’enseignant, en affichant la liste des enseignants et permettant à l’utilisateur de choisir un enseignant déjà existant ou d’en créer un.</text:p>
      <text:p text:style-name="P29">Enfin nous demandons de rentrer les données sur la salle (en montrant l’emploi du temps des salles pour voir les créneaux libres) et sur la formation.</text:p>
      <text:p text:style-name="P29"/>
      <text:p text:style-name="P29">Finalement, nous ajoutons ce créneau à l’emploi du temps en vérifiant qu’il remplisse bien les conditions : horaire entre 8h et 20h, salle et formation existante …</text:p>
      <text:p text:style-name="P29"/>
      <text:p text:style-name="P29"/>
      <text:p text:style-name="P29"/>
      <text:p text:style-name="P29"/>
      <text:p text:style-name="P30"><text:soft-page-break/><text:tab/>23. modifier un créneau</text:p>
      <text:p text:style-name="P30"/>
      <text:p text:style-name="P30">Nous utilisons les 2 méthodes précédentes. Nous demandons juste 2 fois de rentrer les données des créneaux : un à modifier et l’autre avec la modification.</text:p>
      <text:p text:style-name="P30">Nous annulons le créneau à modifier et créons le nouveau modifié.</text:p>
      <text:p text:style-name="P30"/>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9T15:06:08.953000000</meta:creation-date>
    <dc:date>2022-04-30T00:32:20.011000000</dc:date>
    <meta:editing-duration>PT3H53M31S</meta:editing-duration>
    <meta:editing-cycles>26</meta:editing-cycles>
    <meta:generator>LibreOffice/7.1.8.1$Windows_X86_64 LibreOffice_project/e1f30c802c3269a1d052614453f260e49458c82c</meta:generator>
    <meta:document-statistic meta:table-count="0" meta:image-count="0" meta:object-count="0" meta:page-count="6" meta:paragraph-count="87" meta:word-count="866" meta:character-count="5351" meta:non-whitespace-character-count="4511"/>
  </office:meta>
</office:document-meta>
</file>